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-asian="Times New Roman" style:font-name-complex="Times New Roman" fo:color="#000000" fo:font-size="16pt" style:font-size-asian="16pt" style:font-size-complex="16pt" style:language-asian="es" style:country-asian="MX"/>
    </style:style>
    <style:style style:name="T3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000000" fo:font-size="20pt" style:font-size-asian="20pt" style:font-size-complex="20pt" style:language-asian="es" style:country-asian="MX"/>
    </style:style>
    <style:style style:name="T4" style:parent-style-name="Fuentedepárrafopredeter." style:family="text">
      <style:text-properties style:font-name-asian="Times New Roman" style:font-name-complex="Times New Roman" fo:font-weight="bold" style:font-weight-asian="bold" style:font-weight-complex="bold" fo:color="#000000" fo:font-size="20pt" style:font-size-asian="20pt" style:font-size-complex="20pt" style:language-asian="es" style:country-asian="MX"/>
    </style:style>
    <style:style style:name="TableColumn6" style:family="table-column">
      <style:table-column-properties style:column-width="2.3534in" style:use-optimal-column-width="false"/>
    </style:style>
    <style:style style:name="TableColumn7" style:family="table-column">
      <style:table-column-properties style:column-width="3.777in" style:use-optimal-column-width="false"/>
    </style:style>
    <style:style style:name="Table5" style:family="table">
      <style:table-properties style:width="6.1305in" fo:margin-left="-0.010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1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11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12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13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17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18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2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22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23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2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27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28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29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P30" style:parent-style-name="Standard" style:family="paragraph">
      <style:text-properties style:font-name="Arial" style:font-name-asian="Times New Roman" style:font-name-complex="Arial" style:language-asian="es" style:country-asian="M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3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ableCell34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35" style:parent-style-name="Fuentedepárrafopredeter." style:family="text">
      <style:text-properties style:font-name="Arial" style:font-name-asian="Times New Roman" style:font-name-complex="Arial" style:language-asian="es" style:country-asian="M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1" fo:background-color="#DEEBF6" style:writing-mode="lr-tb" fo:padding-top="0in" fo:padding-left="0.0645in" fo:padding-bottom="0in" fo:padding-right="0.075in"/>
    </style:style>
    <style:style style:name="T3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39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40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41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4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43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44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1" fo:background-color="#FFFFFF" style:writing-mode="lr-tb" fo:padding-top="0in" fo:padding-left="0.0645in" fo:padding-bottom="0in" fo:padding-right="0.075in"/>
    </style:style>
    <style:style style:name="T4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style:language-asian="es" style:country-asian="MX"/>
    </style:style>
    <style:style style:name="T48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P49" style:parent-style-name="Standard" style:family="paragraph">
      <style:text-properties style:font-name="Arial" style:font-name-asian="Times New Roman" style:font-name-complex="Arial" style:language-asian="es" style:country-asian="MX"/>
    </style:style>
  </office:automatic-styles>
  <office:body>
    <office:text text:use-soft-page-breaks="true">
      <text:p text:style-name="P1"><text:span text:style-name="T2">Descripción de Casos de Uso<text:s/></text:span><text:bookmark-start text:name="__DdeLink__60_1766101277"/><text:bookmark-end text:name="__DdeLink__60_1766101277"/><text:span text:style-name="T3">consultar envios</text:span><text:span text:style-name="T4"><text:s/>pendientes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Standard"><text:span text:style-name="T10">Nombre de caso de uso</text:span></text:p>
          </table:table-cell>
          <table:table-cell table:style-name="TableCell11">
            <text:p text:style-name="Standard"><text:span text:style-name="T12">CU11<text:s/></text:span><text:span text:style-name="T13">Consultar entregar pendientes</text:span></text:p>
          </table:table-cell>
        </table:table-row>
        <table:table-row table:style-name="TableRow14">
          <table:table-cell table:style-name="TableCell15">
            <text:p text:style-name="Standard"><text:span text:style-name="T16">Descripción</text:span></text:p>
          </table:table-cell>
          <table:table-cell table:style-name="TableCell17">
            <text:p text:style-name="Standard"><text:span text:style-name="T18">Permitir al usuario su libro pendiente de entrega a domicilio</text:span></text:p>
          </table:table-cell>
        </table:table-row>
        <table:table-row table:style-name="TableRow19">
          <table:table-cell table:style-name="TableCell20">
            <text:p text:style-name="Standard"><text:span text:style-name="T21">Usuarios</text:span></text:p>
          </table:table-cell>
          <table:table-cell table:style-name="TableCell22">
            <text:p text:style-name="Standard"><text:span text:style-name="T23">Cliente</text:span></text:p>
          </table:table-cell>
        </table:table-row>
        <table:table-row table:style-name="TableRow24">
          <table:table-cell table:style-name="TableCell25">
            <text:p text:style-name="Standard"><text:span text:style-name="T26">Pre-condiciones</text:span></text:p>
          </table:table-cell>
          <table:table-cell table:style-name="TableCell27">
            <text:p text:style-name="Standard"><text:span text:style-name="T28">El usuario tendrá que haber comprado por lo menos un libro, el usuario tendra que<text:s/></text:span><text:span text:style-name="T29">tener datos</text:span></text:p>
            <text:p text:style-name="P30"/>
          </table:table-cell>
        </table:table-row>
        <table:table-row table:style-name="TableRow31">
          <table:table-cell table:style-name="TableCell32">
            <text:p text:style-name="Standard"><text:span text:style-name="T33">Post-condiciones</text:span></text:p>
          </table:table-cell>
          <table:table-cell table:style-name="TableCell34">
            <text:p text:style-name="Standard"><text:span text:style-name="T35">El usuario podrá ver el tiempo estimado en cual llega su libro</text:span></text:p>
          </table:table-cell>
        </table:table-row>
        <table:table-row table:style-name="TableRow36">
          <table:table-cell table:style-name="TableCell37" table:number-columns-spanned="2">
            <text:p text:style-name="Standard"><text:span text:style-name="T38">Flujo Básico:</text:span></text:p>
            <text:p text:style-name="Standard"><text:span text:style-name="T39">1.- El usuario va <text:s/>a“</text:span><text:span text:style-name="T40"><text:s/>su perfil” <text:s/>y selecciona la opción entregas situado en la barra superior</text:span></text:p>
            <text:p text:style-name="Standard"><text:span text:style-name="T41">2.- El sistema habré una ventana en donde muestras los datos de los articulos que ha comprado y que aun no le han llegado a su domicilio</text:span><text:span text:style-name="T42"><text:s/>,<text:s/></text:span><text:span text:style-name="T43">con una fecha aproximada del dia <text:s/>la entreg</text:span><text:span text:style-name="T44">a</text:span></text:p>
          </table:table-cell>
          <table:covered-table-cell/>
        </table:table-row>
        <table:table-row table:style-name="TableRow45">
          <table:table-cell table:style-name="TableCell46" table:number-columns-spanned="2">
            <text:p text:style-name="Standard"><text:span text:style-name="T47">Flujo alterno:</text:span></text:p>
            <text:p text:style-name="Standard"><text:span text:style-name="T48">3.- si el sistema no muestra nada no hay libros pendientes de entregar y muestra un mensaje “no hay entregas pendientes”</text:span></text:p>
            <text:p text:style-name="P49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L</dc:creator>
    <meta:creation-date>2018-04-12T20:14:00Z</meta:creation-date>
    <dc:date>2018-04-19T16:00:00Z</dc:date>
    <meta:template xlink:href="Normal" xlink:type="simple"/>
    <meta:editing-cycles>3</meta:editing-cycles>
    <meta:editing-duration>PT1980S</meta:editing-duration>
    <meta:document-statistic meta:page-count="1" meta:paragraph-count="1" meta:word-count="128" meta:character-count="832" meta:row-count="5" meta:non-whitespace-character-count="705"/>
  </office:meta>
</office:document-meta>
</file>